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5.oxt&#13;Update file created : Kinovar-L.update.xml&#13;&#13;12.01.2022 05:35: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6"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39622231839901545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352138177774039968" text:style-name="L2">
        <text:list-item>
          <text:p text:style-name="P48">Version 2.1.0 :</text:p>
        </text:list-item>
      </text:list>
      <text:list xml:id="list5046610409589742392"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53537708859355" text:continue-list="list8352138177774039968" text:style-name="L2">
        <text:list-item>
          <text:p text:style-name="P48">Version 2.0.0 :</text:p>
        </text:list-item>
      </text:list>
      <text:list xml:id="list3887138697517077846"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53536506687584" text:continue-list="list53537708859355" text:style-name="L2">
        <text:list-item>
          <text:p text:style-name="P48">Version 1.5.3 :</text:p>
        </text:list-item>
      </text:list>
      <text:list xml:id="list4033093458693922412"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53537171161881" text:continue-list="list53536506687584"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086002422369756220"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9" draw:style-name="gr2" draw:text-style-name="P85" svg:width="0.802cm" svg:height="0.451cm" svg:x="2.3cm" svg:y="0.199cm" draw:control="control1"/><draw:control text:anchor-type="paragraph" draw:z-index="10"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1" draw:style-name="gr2" draw:text-style-name="P85" svg:width="0.802cm" svg:height="0.451cm" svg:x="2.304cm" svg:y="0.199cm" draw:control="control3"/><draw:control text:anchor-type="paragraph" draw:z-index="12" draw:style-name="gr2" draw:text-style-name="P85" svg:width="9cm" svg:height="0.451cm" svg:x="3.6cm" svg:y="0.196cm" draw:control="control4"/>To version</text:p><text:p text:style-name="Frame_20_contents"/><text:p text:style-name="Frame_20_contents"/><text:p text:style-name="Frame_20_contents"><draw:control text:anchor-type="paragraph" draw:z-index="13" draw:style-name="gr2" draw:text-style-name="P86" svg:width="8.362cm" svg:height="0.689cm" svg:x="3.621cm" svg:y="0.252cm" draw:control="control5"/></text:p><text:p text:style-name="Frame_20_contents"/><text:p text:style-name="P34">Compilation results</text:p><text:p text:style-name="P34"><draw:control text:anchor-type="paragraph" draw:z-index="14"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5"><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6" draw:style-name="gr2" draw:text-style-name="P85" svg:width="0.802cm" svg:height="0.451cm" svg:x="2.33cm" svg:y="0.199cm" draw:control="control6"/><draw:control text:anchor-type="paragraph" draw:z-index="17"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8" draw:style-name="gr2" draw:text-style-name="P85" svg:width="0.802cm" svg:height="0.451cm" svg:x="2.33cm" svg:y="0.199cm" draw:control="control8"/><draw:control text:anchor-type="paragraph" draw:z-index="19" draw:style-name="gr2" draw:text-style-name="P85" svg:width="9cm" svg:height="0.451cm" svg:x="3.692cm" svg:y="0.199cm" draw:control="control9"/>To version</text:p><text:p text:style-name="Frame_20_contents"/><text:p text:style-name="Frame_20_contents"/><text:p text:style-name="Frame_20_contents"><draw:control text:anchor-type="paragraph" draw:z-index="20"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21"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2"><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3" draw:style-name="gr2" draw:text-style-name="P85" svg:width="0.802cm" svg:height="0.451cm" svg:x="2.33cm" svg:y="0.199cm" draw:control="control11"/><draw:control text:anchor-type="paragraph" draw:z-index="24"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5"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6"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43973012795549405"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21594068862158033"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36629594750534622"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325269753396929907"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98285155378886744"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746178552449409368"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7"><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1225604728638508"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208681811931187567"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293897604965303" text:style-name="L15">
        <text:list-item>
          <text:p text:style-name="P61">Arg1 : <text:span text:style-name="InstructionMacro">String</text:span> : mandatory, type of control used for the button</text:p>
        </text:list-item>
      </text:list>
      <text:list xml:id="list195472123321575100"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1863678101079142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642744717001539002"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931166190774321393"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696857328899350211"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20359732350387214"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98229330612891700"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23370715480415025"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38178426164985627"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0677502253569200"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06596375413731276"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007256344498906939"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335848468445110347"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287992588499688441"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692877953298953490"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197201918764032648"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647524482263436382"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507279406456041565"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681646678975367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301446671990418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5595040052437882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353599342702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0503689004114139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25127812149356138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341724620458018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3536868073476" text:continue-list="list12681646678975367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3536660637959" text:continue-list="list5353599342702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53537662796208" text:continue-list="list535368680734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3536435967623" text:continue-list="list5353766279620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53536848091930" text:continue-list="list31341724620458018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3536909407469" text:continue-list="list5353666063795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353717084581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353780054739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53536719439139" text:continue-list="list5353643596762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53537265002257" text:continue-list="list605036890041141395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3537232847358" text:continue-list="list5353671943913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5353775933524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353789971993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53537287785800" text:continue-list="list5353684809193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3537689641432" text:continue-list="list5353780054739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353688542336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353755451999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53537939400293" text:continue-list="list5353789971993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53537971651076" text:continue-list="list5353726500225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3536870830689" text:continue-list="list5353793940029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5353604977746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5")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beginCommand
	      beginTitles("Writer")
	        setTitle("Set Kinovar for first letter in all paragraphs", "en")
	        setTitle("Киноварь для первой буквы во всех абзацах", "ru")
	      endTitles
	      setURL("Basic", "Kinovar", "main", "SetKinovarToParaWithStyle")
	      setImage("Images/KinovAl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beginButton
      beginTitles("Writer")
        setTitle("Set Kinovar for first letter in all paragraphs", "en")
        setTitle("Киноварь для первой буквы во всех абзацах", "ru")
      endTitles
      setURL("Basic", "Kinovar", "main", "SetKinovarToParaWithStyle")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